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justify" style:justify-single-word="false"/>
      <style:text-properties style:text-position="0% 100%"/>
    </style:style>
    <style:style style:name="P2" style:family="paragraph" style:parent-style-name="Text_20_body">
      <style:text-properties style:font-name="Microsoft Sans Serif" fo:font-size="10pt" style:font-size-asian="10pt" style:font-size-complex="10pt"/>
    </style:style>
    <style:style style:name="P3" style:family="paragraph" style:parent-style-name="Text_20_body">
      <style:text-properties style:font-name="Liberation serif" fo:font-size="12pt" style:font-size-asian="12pt" style:font-size-complex="12pt"/>
    </style:style>
    <style:style style:name="P4" style:family="paragraph" style:parent-style-name="Heading_20_1">
      <style:paragraph-properties fo:text-align="justify" style:justify-single-word="false"/>
    </style:style>
    <style:style style:name="P5" style:family="paragraph" style:parent-style-name="Heading_20_2">
      <style:paragraph-properties fo:margin-top="0cm" fo:margin-bottom="0.203cm" fo:text-align="justify"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Käyttöohje</text:h>
      <text:h text:style-name="P5" text:outline-level="2">Lasse Lybeck, 013748498</text:h>
      <text:h text:style-name="P5" text:outline-level="2">Aineopintojen harjoitustyö: Tietorakenteet ja algoritmit</text:h>
      <text:h text:style-name="Heading_20_3" text:outline-level="3">Ohjelman käynnistys</text:h>
      <text:p text:style-name="P1">Valmis ohjelma löytyy kansiosta Program. Ohjelma on jar-muodossa ja sen toimii komentorivin kautta. Ohjelman saa käynnistettyä komentoriviltä komennoilla</text:p>
      <text:p text:style-name="P1"><text:tab/>cd &lt;kansion Program sijainti&gt;</text:p>
      <text:p text:style-name="P1"><text:tab/>java -jar Matrix.jar</text:p>
      <text:h text:style-name="Heading_20_3" text:outline-level="3">Päävalikko</text:h>
      <text:p text:style-name="Text_20_body">Kun ohjelma on käynnistetty, aukeaa ohjelman päävalikko. Päävalikosta saa valittua minkä aliohjelman haluaa ajaa. Tämä onnistuu kirjoittamalla sen ohjelman numeron, jonka haluaa käynnistää. Ohjelman saa suljettua numerolla 0.</text:p>
      <text:h text:style-name="Heading_20_3" text:outline-level="3">Matriisilaskin</text:h>
      <text:p text:style-name="Text_20_body">Matriisilaskimessa voi matriiseilla suorittaa niiden yleisimpiä operaatioita. Laskimessa voi lisäksi tallentaa muuttujiin matriiseja ja käyttää näitä laskennassa. Ohjelman käynnistyessä muuttujat ovat tyhjennetty, ja ne myös häviävät muistista ohjelman suljettua. Kesken ohjelman voi muuttujat tyhjentää komennolla 'clear', ja kullakin hetkellä muistissa olevat muuttujat voi tarkistaa komennolla 'vars'. Ohjelmasta voi poistua komennoilla 'quit' ja 'exit'.</text:p>
      <text:p text:style-name="Text_20_body">Muuttujiin tallentaminen tapahtuu kirjoittamalla komentoriville muuttujan nimeksi halutun merkkijonon ja tämän jälkeen '=' ja halutun komennon. Esimerkiksi komento</text:p>
      <text:p text:style-name="Text_20_body"><text:tab/>mat2 = rand(3)</text:p>
      <text:p text:style-name="Text_20_body">tallentaa muuttujaan 'mat2' satunnaisen 3x3 matriisin. Muuttujan nimi saa sisältää ainoastaan kirjaimia ja numeroita, ja sen tulee alkaa kirjaimella. Jos komentoa ei tallenna mihinkään muuttujaan, tulee se muistiin tilapäiseen <text:span text:style-name="T1">ans </text:span><text:span text:style-name="T2">muuttujaan. Muuttujat ovat tyypiltään matriiseja (Matrix), lukuja (Number) tai LU-hajotelmia (LU). Vain kahden saman tyyppisen muuttujan välillä voi totetuttaa laskutoimituksia.</text:span></text:p>
      <text:p text:style-name="Text_20_body">Komennot on toteutettu funktiomuodossa. Tämä tarkoittaa, että esimerkiksi kahden matriisin <text:span text:style-name="T1">m1</text:span><text:span text:style-name="T2"> ja </text:span><text:span text:style-name="T1">m2</text:span><text:span text:style-name="T2"> summan</text:span> saa komennolla</text:p>
      <text:p text:style-name="Text_20_body"><text:tab/>add(m1, m2)</text:p>
      <text:p text:style-name="Text_20_body">Operaattoreita (+, *, jne.) ei voi käyttää laskutoimituksiin. Myöskään useampaa komentoa ei voi tehdä samalla rivillä. Jos esimerkiksi halutaan kolmen matriisin <text:span text:style-name="T1">m1</text:span>, <text:span text:style-name="T1">m2</text:span> ja <text:span text:style-name="T1">m3</text:span> summa, tulee tämä toteuttaa esimerkiksi seuraavasti:</text:p>
      <text:p text:style-name="Text_20_body"><text:tab/>temp = add(m1, m2)</text:p>
      <text:p text:style-name="Text_20_body"><text:tab/>add(temp, m3)</text:p>
      <text:p text:style-name="Text_20_body">Joissakin komennoissa argumenttina voi antaa luvun (esimerkiksi skalaarilla kertominen). Tällöin luvun tulee olla Javan double-arvon hyväksymässä muodossa. Luku voi siis alkaa + tai – merkillä (mutta ei tarvitse), jonka jälkeen seuraa numeroita ja desimaaliosa erotettuna pisteellä. Loppuun voi <text:soft-page-break/>lisätä vielä kymmenpotenssi osan erotettuna e tai E symbolilla. Esimerkiksi -3.14e+12 on hyväksyttävä luku. Lisäksi luvun voi kirjoittaa murtolukuna, eli kahden hyväksyttävän luvun jakona. Esimerkiksi -3/13 on siis hyväksyttävä luku.</text:p>
      <text:p text:style-name="Text_20_body">Komennon jälkeen tulostuksen voi poistaa komennon loppuun sijoitetulla puolipisteellä (;). Jos puolipistettä ei lisää, tulostuu komennon tulos komentoriville.</text:p>
      <text:p text:style-name="Text_20_body">Matriisilaskimen operaatiot löytyvät dokumentin lopusta.</text:p>
      <text:h text:style-name="Heading_20_3" text:outline-level="3">Tiedoston ajaja</text:h>
      <text:p text:style-name="Text_20_body">Tiedoston ajajalla (file runner) voi ajaa tiedostoon kootut komennot kerralla. Komennot toimivat samalla tavalla kuin matriisilaskimessa.</text:p>
      <text:p text:style-name="Text_20_body">Ajettavat tiedostot tulee tallentaa kansioon 'files', joka sijaitsee samassa kansiossa ohjelman kanssa. Tiedostojen tulee olla .txt muodossa, ja jokaisella riville tulee olla korkeintaan yksi komento. Rivit, jotka ovat tyhjiä tai alkavat #-merkillä sivuutetaan. Rivin saa siis kommentoitua pois aloittamalla rivin #-merkillä.</text:p>
      <text:p text:style-name="Text_20_body">Komennolla 'files' tulostaa ohjelma listan ajettavista tiedostoista, eli niistä tiedostoista, jotka sijaitsevat files-kansion jossakin alikansiossa. Tiedoston voi ajaa kirjoittamalla tiedoston polun (kuten 'files'-komento sen antaa) komentoriville ja painamalla enter-näppäintä.</text:p>
      <text:h text:style-name="Heading_20_3" text:outline-level="3">Yhtälön ratkaisija</text:h>
      <text:p text:style-name="Text_20_body">Yhtälön ratkaisijassa (equation solver) voi ratkaista NxN lineaarisen yhtälöryhmän, eli yhtälön Ax=b, missä A on NxN matriisi ja b Nx1 pystyvektori.</text:p>
      <text:p text:style-name="Text_20_body">Ohjelma kysyy ensin lukua N, joka siis on yhtälöiden ja tuntemattomien määrä. Tämän jälkeen ohjelma pyytää syöttämään rivi kerrallaan yhtälön vakiot. Nämä syötetään numeroina ja erotetaan välilyönneillä tai pilkuilla (,). Yhdellä rivillä tulee olla N+1 lukua, joista N ensimmäistä ovat muuttujien kertoimet ja viimeinen on oikean puolen vakio.</text:p>
      <text:p text:style-name="Text_20_body">Esimerkiksi, jos halutaan ratkaista yhtälöryhmä</text:p>
      <text:p text:style-name="Text_20_body"><text:tab/>3x + 2y – z <text:s/>= 1</text:p>
      <text:p text:style-name="Text_20_body"><text:tab/>2x – 2y +4z = -2</text:p>
      <text:p text:style-name="Text_20_body"><text:tab/>-x + y/2 – z <text:s/>= 0</text:p>
      <text:p text:style-name="Text_20_body">menee ohjelman toiminta seuraavasti:</text:p>
      <text:p text:style-name="P2">Input N, zero or empty line exits:</text:p>
      <text:p text:style-name="P2">&gt;&gt; 3</text:p>
      <text:p text:style-name="P2"/>
      <text:p text:style-name="P2">Input coefficients in equation 1 separated with comma or space.</text:p>
      <text:p text:style-name="P2">&gt;&gt; 3, 2, -1, 1</text:p>
      <text:p text:style-name="P2">Input coefficients in equation 2 separated with comma or space.</text:p>
      <text:p text:style-name="P2">&gt;&gt; 2, -2, 4, -2</text:p>
      <text:p text:style-name="P2">Input coefficients in equation 3 separated with comma or space.</text:p>
      <text:p text:style-name="P2">&gt;&gt; -1, .5, -1, 0</text:p>
      <text:p text:style-name="P2"/>
      <text:p text:style-name="P2"><text:soft-page-break/>Equation Ax = b:</text:p>
      <text:p text:style-name="P2"/>
      <text:p text:style-name="P2">A =</text:p>
      <text:p text:style-name="P2"/>
      <text:p text:style-name="P2"><text:s text:c="8"/>3,0000 <text:s text:c="9"/>2,0000 <text:s text:c="8"/>-1,0000 <text:s/></text:p>
      <text:p text:style-name="P2"><text:s text:c="8"/>2,0000 <text:s text:c="8"/>-2,0000 <text:s text:c="9"/>4,0000 <text:s/></text:p>
      <text:p text:style-name="P2"><text:s text:c="7"/>-1,0000 <text:s text:c="9"/>0,5000 <text:s text:c="8"/>-1,0000 <text:s/></text:p>
      <text:p text:style-name="P2"/>
      <text:p text:style-name="P2">b =</text:p>
      <text:p text:style-name="P2"/>
      <text:p text:style-name="P2"><text:s text:c="8"/>1,0000 <text:s/></text:p>
      <text:p text:style-name="P2"><text:s text:c="7"/>-2,0000 <text:s/></text:p>
      <text:p text:style-name="P2"><text:s text:c="8"/>0,0000 <text:s/></text:p>
      <text:p text:style-name="P2"/>
      <text:p text:style-name="P2">x =</text:p>
      <text:p text:style-name="P2"/>
      <text:p text:style-name="P2"><text:s text:c="8"/>1,0000 <text:s/></text:p>
      <text:p text:style-name="P2"><text:s text:c="7"/>-2,0000 <text:s/></text:p>
      <text:p text:style-name="P2"><text:s text:c="7"/>-2,0000 <text:s/></text:p>
      <text:p text:style-name="P3"/>
      <text:p text:style-name="P3">Vastaukseksi saadaan siis</text:p>
      <text:p text:style-name="P3"><text:tab/>x = 1, y = -2, z = -2.</text:p>
      <text:h text:style-name="Heading_20_3" text:outline-level="3">Matriisilaskimen operaatiot</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sse </meta:initial-creator>
    <meta:creation-date>2013-01-14T19:26:03</meta:creation-date>
    <dc:date>2013-03-02T16:50:57.29</dc:date>
    <dc:creator>Lasse Lybeck</dc:creator>
    <meta:editing-duration>PT02H16M43S</meta:editing-duration>
    <meta:editing-cycles>10</meta:editing-cycles>
    <meta:generator>OpenOffice.org/3.2$Win32 OpenOffice.org_project/320m18$Build-9502</meta:generator>
    <meta:document-statistic meta:table-count="0" meta:image-count="0" meta:object-count="0" meta:page-count="3" meta:paragraph-count="58" meta:word-count="606" meta:character-count="4749"/>
  </office:meta>
</office:document-meta>
</file>